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c91" officeooo:paragraph-rsid="00196c91"/>
    </style:style>
    <style:style style:name="P2" style:family="paragraph" style:parent-style-name="Standard">
      <style:text-properties officeooo:rsid="001ae8a1" officeooo:paragraph-rsid="001ae8a1"/>
    </style:style>
    <style:style style:name="P3" style:family="paragraph" style:parent-style-name="Standard">
      <style:text-properties officeooo:rsid="001ae8a1" officeooo:paragraph-rsid="001c75e2"/>
    </style:style>
    <style:style style:name="P4" style:family="paragraph" style:parent-style-name="Standard">
      <style:text-properties fo:font-size="12pt" officeooo:rsid="001ae8a1" officeooo:paragraph-rsid="001ae8a1" style:font-size-asian="12pt" style:font-size-complex="12pt"/>
    </style:style>
    <style:style style:name="P5" style:family="paragraph" style:parent-style-name="Standard">
      <style:text-properties fo:font-size="12pt" officeooo:rsid="001c75e2" officeooo:paragraph-rsid="001c75e2" style:font-size-asian="12pt" style:font-size-complex="12pt"/>
    </style:style>
    <style:style style:name="P6" style:family="paragraph" style:parent-style-name="Standard">
      <style:text-properties fo:font-size="12pt" officeooo:rsid="001c75e2" officeooo:paragraph-rsid="001c75e2" style:font-size-asian="10.5pt" style:font-size-complex="12pt"/>
    </style:style>
    <style:style style:name="P7" style:family="paragraph" style:parent-style-name="Standard">
      <style:text-properties fo:font-size="12pt" officeooo:rsid="001c75e2" officeooo:paragraph-rsid="001df8f4" style:font-size-asian="10.5pt" style:font-size-complex="12pt"/>
    </style:style>
    <style:style style:name="P8" style:family="paragraph" style:parent-style-name="Standard">
      <style:text-properties officeooo:paragraph-rsid="001c75e2"/>
    </style:style>
    <style:style style:name="P9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196c91" officeooo:paragraph-rsid="00196c91"/>
    </style:style>
    <style:style style:name="T1" style:family="text">
      <style:text-properties officeooo:rsid="00196c91"/>
    </style:style>
    <style:style style:name="T2" style:family="text">
      <style:text-properties officeooo:rsid="001ae8a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75e2" style:font-size-asian="10pt" style:font-size-complex="10pt"/>
    </style:style>
    <style:style style:name="T5" style:family="text">
      <style:text-properties fo:font-size="10pt" officeooo:rsid="001ae8a1" style:font-size-asian="10pt" style:font-size-complex="10pt"/>
    </style:style>
    <style:style style:name="T6" style:family="text">
      <style:text-properties fo:font-size="10pt" officeooo:rsid="000e7434" style:font-size-asian="10pt" style:font-size-complex="10pt"/>
    </style:style>
    <style:style style:name="T7" style:family="text">
      <style:text-properties fo:font-size="10pt" officeooo:rsid="001949fc" style:font-size-asian="10pt" style:font-size-complex="10pt"/>
    </style:style>
    <style:style style:name="T8" style:family="text">
      <style:text-properties fo:font-size="10pt" officeooo:rsid="00134b7d" style:font-size-asian="10pt" style:font-size-complex="10pt"/>
    </style:style>
    <style:style style:name="T9" style:family="text">
      <style:text-properties fo:font-size="10pt" officeooo:rsid="0014b092" style:font-size-asian="10pt" style:font-size-complex="10pt"/>
    </style:style>
    <style:style style:name="T10" style:family="text">
      <style:text-properties fo:font-size="10pt" officeooo:rsid="001f1c73" style:font-size-asian="10pt" style:font-size-complex="10pt"/>
    </style:style>
    <style:style style:name="T11" style:family="text">
      <style:text-properties officeooo:rsid="001c75e2"/>
    </style:style>
    <style:style style:name="T12" style:family="text">
      <style:text-properties officeooo:rsid="001f1c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>2. </text:span>CURL</text:p>
      <text:p text:style-name="Standard"/>
      <text:p text:style-name="Standard"><text:span text:style-name="T1">One another example of generating test suites outside of the jUnit runner is CURL</text:span>. <text:span text:style-name="T2">Note, that this manual does not cover default/custom templates. To learn more about it, please refer to the ‘browser.pdf’ file.</text:span></text:p>
      <text:p text:style-name="Standard"/>
      <text:h text:style-name="Heading_20_1" text:outline-level="1">1) Installation</text:h>
      <text:p text:style-name="P1"/>
      <text:p text:style-name="P1">First, the keystore must be disassembled into separate files with the following commands <text:span text:style-name="T12">(all passwords, required during the procedure, are defined as ‘changeit’)</text:span>:</text:p>
      <text:p text:style-name="P1">- openssl pkcs12 -in security.p12 -out ca.pem -cacerts -nokeys</text:p>
      <text:p text:style-name="P1">- openssl pkcs12 -in security.p12 -out client.pem -clcerts -nokeys</text:p>
      <text:p text:style-name="P1">- openssl pkcs12 -in security.p12 -out key.pem -nocerts</text:p>
      <text:p text:style-name="P1"/>
      <text:h text:style-name="Heading_20_1" text:outline-level="1">2) <text:span text:style-name="T11">Sample requests</text:span></text:h>
      <text:p text:style-name="P4"/>
      <text:p text:style-name="P5">The following commands are the same as in the previous <text:span text:style-name="T12">manual, i.e.</text:span> ‘<text:span text:style-name="T12">browser.pdf’</text:span>. </text:p>
      <text:p text:style-name="P4"/>
      <text:p text:style-name="P4"><text:span text:style-name="T11">- Mimicking the jUnit runner</text:span>:</text:p>
      <text:p text:style-name="P2"><text:span text:style-name="T3"/></text:p>
      <text:p text:style-name="P8"><text:span text:style-name="T5">curl -k --cacert ca.pem --key key.pem --cert client.pem:changeit "https://</text:span><text:span text:style-name="T4">develop-</text:span><text:span text:style-name="T5">gen.ecfeed.com/testCaseService?requestType=requestData&amp;request=%7B%22method%22:%22void%20com.example.test.Demo.typeString(String,String,String,String,String,String,String,String,String,String,String)%22,%22model%22:%227482-5194-2849-1943-2448%22,%22userData%22:%22%7B%27dataSource%27:%27genNWise%27,%20%27constraints%27:%27NONE%27%7D%22%7D</text:span><text:span text:style-name="T5">"</text:span></text:p>
      <text:p text:style-name="P3"><text:span text:style-name="T3"/></text:p>
      <text:p text:style-name="P6">- Default templates:</text:p>
      <text:p text:style-name="P6"/>
      <text:p text:style-name="P7"><text:span text:style-name="T5">curl -k --cacert ca.pem --key key.pem --cert client.pem:changeit "</text:span><text:span text:style-name="T6">https://develop-gen.ecfeed.com/testCaseService?requestType=requestExport&amp;request=%7B%22method%22:%22void%</text:span><text:span text:style-name="T7">20</text:span><text:span text:style-name="T6">com.example.test.Demo.typeString(String,String,String,String,String,String,String,String,String,String,String)%22,%22model%22:%227482-5194-2849-1943-2448%22,%22template%22:%22</text:span><text:span text:style-name="T8">JSON</text:span><text:span text:style-name="T6">%22,%22userData%22:%22%7B%27dataSource%27:%27genNWise%27,%27constraints%27:%27NONE%27%7D%22%7D</text:span><text:span text:style-name="T5">"</text:span></text:p>
      <text:p text:style-name="P6"/>
      <text:p text:style-name="P6">- Custom templates:</text:p>
      <text:p text:style-name="P6"/>
      <text:p text:style-name="P7"><text:span text:style-name="T5">curl -k --cacert ca.pem --key key.pem --cert client.pem:changeit "</text:span><text:span text:style-name="T6">https://develop-gen.ecfeed.com/testCaseService?requestType=requestExport&amp;request=%7B%22method%22:%22void%</text:span><text:span text:style-name="T7">20</text:span><text:span text:style-name="T6">com.example.test.Demo.typeString(String,String,String,String,String,String,String,String,String,String,String)%22,%22model%22:%227482-5194-2849-1943-2448%22,%22template%22:%22%</text:span><text:span text:style-name="T9">5BHeader%5D%5Cn%</text:span><text:span text:style-name="T10">24</text:span><text:span text:style-name="T9">1.name,%</text:span><text:span text:style-name="T10">24</text:span><text:span text:style-name="T9">2.name%5Cn%5BTestCase%5D%5Cn%</text:span><text:span text:style-name="T10">24</text:span><text:span text:style-name="T9">1.value,%</text:span><text:span text:style-name="T10">24</text:span><text:span text:style-name="T9">2.value%5Cn%5BFooter%5D%5Cn</text:span><text:span text:style-name="T6">%22,%22userData%22:%22%7B%27dataSource%27:%27genNWise%27,%27constraints%27:%27NONE%27%7D%22%7D</text:span><text:span text:style-name="T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2T14:43:32.564209632</dc:date>
    <meta:editing-duration>PT21M5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50" meta:character-count="2157" meta:non-whitespace-character-count="2030"/>
  </office:meta>
</office:document-meta>
</file>